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skAdapter2.getIntrospectionHelp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skAdapter2.setIntrospectionHelper( IntrospectionHelper i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Adapter2.get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Adapter2.createDynamicElemen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Adapter2.setDynamicAttribute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Adapter2.setProxy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Adapter2.execute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TaskAdapter2.setDo( String metho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Adapter2.setAttribute( String name , 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